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7e38" officeooo:paragraph-rsid="000a7e38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0a7e38" officeooo:paragraph-rsid="000a7e38" style:font-size-asian="14pt" style:font-weight-asian="bold" style:font-size-complex="14pt" style:font-weight-complex="bold"/>
    </style:style>
    <style:style style:name="T1" style:family="text">
      <style:text-properties officeooo:rsid="000c79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sso 1:</text:p>
      <text:p text:style-name="P1"/>
      <text:p text:style-name="P1">Doctype é o que vai indicar ao navegador e outros meios de acesso qual o tipo de marcação a ser utilizada. Localizado no início do arquivo, especificando qual a versão do código de HTML, sendo responsabilidade do Browser saber qual DTD utilizar no caso do HTML5, enquanto nas versões anteriores isso seria definido <text:span text:style-name="T1">e informado </text:span>na própria tag da linha inicial, o que também vai diferenciar seu tamanh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3T08:59:54.420000000</meta:creation-date>
    <dc:date>2022-08-23T09:11:10.326000000</dc:date>
    <meta:editing-duration>PT1M5S</meta:editing-duration>
    <meta:editing-cycles>1</meta:editing-cycles>
    <meta:document-statistic meta:table-count="0" meta:image-count="0" meta:object-count="0" meta:page-count="1" meta:paragraph-count="2" meta:word-count="70" meta:character-count="409" meta:non-whitespace-character-count="341"/>
    <meta:generator>LibreOffice/5.4.2.2$Windows_x86 LibreOffice_project/22b09f6418e8c2d508a9eaf86b2399209b0990f4</meta:generator>
  </office:meta>
</office:document-meta>
</file>